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0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1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2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/>
    </style:style>
    <style:style style:name="P48" style:parent-style-name="ListParagraph" style:list-style-name="LFO5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9" style:parent-style-name="ListParagraph" style:list-style-name="LFO5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0" style:parent-style-name="ListParagraph" style:list-style-name="LFO5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5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color="#FF0000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7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p text:style-name="P36">Samoocena</text:p>
      <text:p text:style-name="P37">4.1 Analizator laboratoryjny</text:p>
      <text:p text:style-name="P38">Ocena 5.0</text:p>
      <text:p text:style-name="P39">Poprawnie zaimplementowano<text:s/>wszystkie funkcjonalności<text:s/>prezentowane na zajęciach oraz na platformie Platon:</text:p>
      <text:list text:style-name="LFO2" text:continue-numbering="true">
        <text:list-item>
          <text:p text:style-name="P40">„Zapisz wiersze danych kontrolki DataGridView w pliku”</text:p>
        </text:list-item>
        <text:list-item>
          <text:p text:style-name="P41">„Pobierz z pliku wiersze danych do kontrolki DataGridView”</text:p>
        </text:list-item>
        <text:list-item>
          <text:p text:style-name="P42">„Usuń wiersze danych kontrolki DataGridView”</text:p>
        </text:list-item>
      </text:list>
      <text:p text:style-name="P43">Wizualizacja została zaimplementowana przy okazji poprzedniego projektu.</text:p>
      <text:p text:style-name="P44"><text:span text:style-name="T45">Funkcjonalność „Zapisz wiersze danych kontrolki DataGridView w pliku” wymagała zmiany z powodu błędu<text:s/></text:span><text:span text:style-name="T46">System.NullReferenceException</text:span><text:span text:style-name="T47">. Błąd ten był spowodowany tym, że kontrolka DataGridView domyślnie ma dodatkowy wiersz na końcu, który jest wierszem dodawania dla użytkownika. Błąd można rozwiązać na kilka sposobów;<text:s/></text:span></text:p>
      <text:list text:style-name="LFO5" text:continue-numbering="true">
        <text:list-item>
          <text:p text:style-name="P48">sprawdzając czy nie ma wartości Null w dgvTWFx.Rows[i].Cells[„n-ta komórka”].Value,</text:p>
        </text:list-item>
        <text:list-item>
          <text:p text:style-name="P49">wyłączając dodawanie wiersza w kontrolce przy inicjalizacji formularza za pomocą dgvTWFx.AllowUserToAddRows = false;,<text:s/></text:p>
        </text:list-item>
        <text:list-item>
          <text:p text:style-name="P50">skracając działanie pętli for za pomocą odjęcia 1 od ilości wierszy w DataGridView (for (int i = 0; i &lt; dgvTWFx.Rows.Count - 1; i++)).</text:p>
        </text:list-item>
      </text:list>
      <text:p text:style-name="P51">Zdecydowano się na wyłączenie dodawania dodatkowego wiersza z tego powodu, że program nie oferuje takiej funkcjonalności.</text:p>
      <text:p text:style-name="P52">4.2 Analizator indywidualny</text:p>
      <text:p text:style-name="P53">Ocena 5.0<text:s/></text:p>
      <text:p text:style-name="P54">Wdrożone wszystkie funkcjonalności w MenuStrip. Zadbano o dodatkowe możliwości Analizatora Indywidualnego:</text:p>
      <text:list text:style-name="LFO3" text:continue-numbering="true">
        <text:list-item>
          <text:p text:style-name="P55">Po pobraniu danych z pliku do kontrolki DataGridView są one również wpisywane do tablicy używanej przez program, aby można było przełączyć na wizualizację graficzną z danymi pobranymi z pliku.</text:p>
        </text:list-item>
      </text:list>
      <text:p text:style-name="P56">Wprowadzono pewne zmiany w stosunku do Analizatora Laboratoryjnego:</text:p>
      <text:list text:style-name="LFO4" text:continue-numbering="true">
        <text:list-item>
          <text:p text:style-name="P57">Użytkownik może wczytać dane nie mając odkrytej kontrolki DataGridView co daje płynne doświadczenie<text:s/>używania programu.</text:p>
        </text:list-item>
      </text:list>
      <text:p text:style-name="P58">4.3 Sprawdzian nr. 3</text:p>
      <text:p text:style-name="P59">Ocena 5.0 – udało się wdrożyć funkcję ze sprawdzeniem dziedziny, liczeniem wartości w punkcie, wizualizacją tabelaryczną i graficzną.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5-28T10:13:00Z</dc:date>
    <meta:template xlink:href="Normal" xlink:type="simple"/>
    <meta:editing-cycles>20</meta:editing-cycles>
    <meta:editing-duration>PT12840S</meta:editing-duration>
    <meta:document-statistic meta:page-count="3" meta:paragraph-count="4" meta:word-count="315" meta:character-count="2202" meta:row-count="15" meta:non-whitespace-character-count="1891"/>
  </office:meta>
</office:document-meta>
</file>